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c73" officeooo:paragraph-rsid="00128c73"/>
    </style:style>
    <style:style style:name="P2" style:family="paragraph" style:parent-style-name="Standard">
      <style:text-properties officeooo:rsid="0012c5ee" officeooo:paragraph-rsid="0012c5ee"/>
    </style:style>
    <style:style style:name="P3" style:family="paragraph" style:parent-style-name="Standard">
      <style:text-properties officeooo:rsid="0013f569" officeooo:paragraph-rsid="0013f569"/>
    </style:style>
    <style:style style:name="P4" style:family="paragraph" style:parent-style-name="Standard">
      <style:text-properties officeooo:rsid="00155896" officeooo:paragraph-rsid="00155896"/>
    </style:style>
    <style:style style:name="P5" style:family="paragraph" style:parent-style-name="Standard">
      <style:text-properties officeooo:rsid="00155896" officeooo:paragraph-rsid="001585ad"/>
    </style:style>
    <style:style style:name="P6" style:family="paragraph" style:parent-style-name="Standard">
      <style:text-properties officeooo:rsid="00172c8e" officeooo:paragraph-rsid="00172c8e"/>
    </style:style>
    <style:style style:name="P7" style:family="paragraph" style:parent-style-name="Standard">
      <style:text-properties officeooo:rsid="0018ff47" officeooo:paragraph-rsid="0018ff47"/>
    </style:style>
    <style:style style:name="P8" style:family="paragraph" style:parent-style-name="Standard">
      <style:text-properties officeooo:rsid="0018ff47" officeooo:paragraph-rsid="00190ba4"/>
    </style:style>
    <style:style style:name="P9" style:family="paragraph" style:parent-style-name="Standard">
      <style:text-properties officeooo:rsid="00190ba4" officeooo:paragraph-rsid="00190ba4"/>
    </style:style>
    <style:style style:name="P10" style:family="paragraph" style:parent-style-name="Standard">
      <style:text-properties officeooo:rsid="00190ba4" officeooo:paragraph-rsid="0019ea68"/>
    </style:style>
    <style:style style:name="P11" style:family="paragraph" style:parent-style-name="Standard">
      <style:text-properties officeooo:rsid="0019ea68" officeooo:paragraph-rsid="0019ea68"/>
    </style:style>
    <style:style style:name="P12" style:family="paragraph" style:parent-style-name="Standard">
      <style:text-properties officeooo:rsid="0019ea68" officeooo:paragraph-rsid="001ba4db"/>
    </style:style>
    <style:style style:name="P13" style:family="paragraph" style:parent-style-name="Standard">
      <style:text-properties officeooo:rsid="001cc8b5" officeooo:paragraph-rsid="001cc8b5"/>
    </style:style>
    <style:style style:name="P14" style:family="paragraph" style:parent-style-name="Standard">
      <style:text-properties officeooo:rsid="001db754" officeooo:paragraph-rsid="001db754"/>
    </style:style>
    <style:style style:name="P15" style:family="paragraph" style:parent-style-name="Standard">
      <style:text-properties officeooo:rsid="001db754" officeooo:paragraph-rsid="001f96b9"/>
    </style:style>
    <style:style style:name="P16" style:family="paragraph" style:parent-style-name="Standard">
      <style:text-properties officeooo:rsid="001e5e2e" officeooo:paragraph-rsid="001e5e2e"/>
    </style:style>
    <style:style style:name="P17" style:family="paragraph" style:parent-style-name="Standard">
      <style:text-properties officeooo:rsid="001e5e2e" officeooo:paragraph-rsid="001f96b9"/>
    </style:style>
    <style:style style:name="P18" style:family="paragraph" style:parent-style-name="Standard">
      <style:text-properties officeooo:rsid="001f96b9" officeooo:paragraph-rsid="001f96b9"/>
    </style:style>
    <style:style style:name="P19" style:family="paragraph" style:parent-style-name="Standard">
      <style:text-properties officeooo:rsid="001f96b9" officeooo:paragraph-rsid="0020c556"/>
    </style:style>
    <style:style style:name="P20" style:family="paragraph" style:parent-style-name="Standard">
      <style:text-properties officeooo:rsid="001f96b9" officeooo:paragraph-rsid="00215091"/>
    </style:style>
    <style:style style:name="P21" style:family="paragraph" style:parent-style-name="Standard">
      <style:text-properties officeooo:rsid="0020c556" officeooo:paragraph-rsid="0020c556"/>
    </style:style>
    <style:style style:name="P22" style:family="paragraph" style:parent-style-name="Standard">
      <style:text-properties officeooo:rsid="0020c556" officeooo:paragraph-rsid="0021eb2a"/>
    </style:style>
    <style:style style:name="P23" style:family="paragraph" style:parent-style-name="Standard">
      <style:text-properties officeooo:rsid="0021eb2a" officeooo:paragraph-rsid="0021eb2a"/>
    </style:style>
    <style:style style:name="P24" style:family="paragraph" style:parent-style-name="Standard">
      <style:text-properties officeooo:rsid="0021eb2a" officeooo:paragraph-rsid="00238083"/>
    </style:style>
    <style:style style:name="P25" style:family="paragraph" style:parent-style-name="Standard">
      <style:text-properties officeooo:rsid="00238083" officeooo:paragraph-rsid="00238083"/>
    </style:style>
    <style:style style:name="P26" style:family="paragraph" style:parent-style-name="Standard">
      <style:text-properties officeooo:rsid="00238083" officeooo:paragraph-rsid="0023957d"/>
    </style:style>
    <style:style style:name="P27" style:family="paragraph" style:parent-style-name="Standard">
      <style:text-properties officeooo:rsid="00238083" officeooo:paragraph-rsid="00239cd5"/>
    </style:style>
    <style:style style:name="P28" style:family="paragraph" style:parent-style-name="Standard">
      <style:text-properties officeooo:rsid="00239cd5" officeooo:paragraph-rsid="00239cd5"/>
    </style:style>
    <style:style style:name="P29" style:family="paragraph" style:parent-style-name="Standard">
      <style:text-properties officeooo:rsid="00239cd5" officeooo:paragraph-rsid="0023d303"/>
    </style:style>
    <style:style style:name="P30" style:family="paragraph" style:parent-style-name="Standard">
      <style:text-properties officeooo:rsid="00239cd5" officeooo:paragraph-rsid="0024f98e"/>
    </style:style>
    <style:style style:name="P31" style:family="paragraph" style:parent-style-name="Standard">
      <style:text-properties officeooo:rsid="0024f98e" officeooo:paragraph-rsid="0024f98e"/>
    </style:style>
    <style:style style:name="P32" style:family="paragraph" style:parent-style-name="Standard">
      <style:text-properties officeooo:rsid="0024f98e" officeooo:paragraph-rsid="0026502f"/>
    </style:style>
    <style:style style:name="P33" style:family="paragraph" style:parent-style-name="Standard">
      <style:text-properties officeooo:rsid="0026502f" officeooo:paragraph-rsid="0026502f"/>
    </style:style>
    <style:style style:name="P34" style:family="paragraph" style:parent-style-name="Standard">
      <style:text-properties officeooo:rsid="0026502f" officeooo:paragraph-rsid="002bb85f"/>
    </style:style>
    <style:style style:name="P35" style:family="paragraph" style:parent-style-name="Standard">
      <style:text-properties officeooo:rsid="0029f5d5" officeooo:paragraph-rsid="0029f5d5"/>
    </style:style>
    <style:style style:name="P36" style:family="paragraph" style:parent-style-name="Standard">
      <style:text-properties officeooo:rsid="0029f5d5" officeooo:paragraph-rsid="002bb85f"/>
    </style:style>
    <style:style style:name="P37" style:family="paragraph" style:parent-style-name="Standard">
      <style:text-properties officeooo:rsid="002bb85f" officeooo:paragraph-rsid="002bb85f"/>
    </style:style>
    <style:style style:name="P38" style:family="paragraph" style:parent-style-name="Standard">
      <style:text-properties officeooo:rsid="002bb85f" officeooo:paragraph-rsid="002bdc3f"/>
    </style:style>
    <style:style style:name="P39" style:family="paragraph" style:parent-style-name="Standard">
      <style:text-properties officeooo:rsid="002bdc3f" officeooo:paragraph-rsid="002bdc3f"/>
    </style:style>
    <style:style style:name="P40" style:family="paragraph" style:parent-style-name="Standard">
      <style:text-properties officeooo:rsid="002bdc3f" officeooo:paragraph-rsid="002d4701"/>
    </style:style>
    <style:style style:name="P41" style:family="paragraph" style:parent-style-name="Standard">
      <style:text-properties officeooo:rsid="002ccaae" officeooo:paragraph-rsid="002ccaae"/>
    </style:style>
    <style:style style:name="P42" style:family="paragraph" style:parent-style-name="Standard">
      <style:text-properties officeooo:rsid="002ccaae" officeooo:paragraph-rsid="002e106b"/>
    </style:style>
    <style:style style:name="P43" style:family="paragraph" style:parent-style-name="Standard">
      <style:text-properties officeooo:rsid="002d5b54" officeooo:paragraph-rsid="002d5b54"/>
    </style:style>
    <style:style style:name="P44" style:family="paragraph" style:parent-style-name="Standard">
      <style:text-properties officeooo:rsid="002d5b54" officeooo:paragraph-rsid="0030f015"/>
    </style:style>
    <style:style style:name="P45" style:family="paragraph" style:parent-style-name="Standard">
      <style:text-properties officeooo:rsid="0030f015" officeooo:paragraph-rsid="0030f015"/>
    </style:style>
    <style:style style:name="P46" style:family="paragraph" style:parent-style-name="Standard">
      <style:text-properties officeooo:rsid="0032bf30" officeooo:paragraph-rsid="0032bf30"/>
    </style:style>
    <style:style style:name="P47" style:family="paragraph" style:parent-style-name="Standard">
      <style:text-properties officeooo:rsid="0032bf30" officeooo:paragraph-rsid="0033c752"/>
    </style:style>
    <style:style style:name="P48" style:family="paragraph" style:parent-style-name="Standard">
      <style:text-properties officeooo:rsid="0034a87d" officeooo:paragraph-rsid="0034a87d"/>
    </style:style>
    <style:style style:name="P49" style:family="paragraph" style:parent-style-name="Standard">
      <style:text-properties officeooo:rsid="0034a87d" officeooo:paragraph-rsid="0035794f"/>
    </style:style>
    <style:style style:name="P50" style:family="paragraph" style:parent-style-name="Standard">
      <style:text-properties officeooo:rsid="0035794f" officeooo:paragraph-rsid="0035794f"/>
    </style:style>
    <style:style style:name="P51" style:family="paragraph" style:parent-style-name="Standard">
      <style:text-properties officeooo:rsid="0035794f" officeooo:paragraph-rsid="00388459"/>
    </style:style>
    <style:style style:name="P52" style:family="paragraph" style:parent-style-name="Standard">
      <style:text-properties officeooo:rsid="003761bd" officeooo:paragraph-rsid="003761bd"/>
    </style:style>
    <style:style style:name="P53" style:family="paragraph" style:parent-style-name="Standard">
      <style:text-properties officeooo:rsid="003761bd" officeooo:paragraph-rsid="0039c9fc"/>
    </style:style>
    <style:style style:name="P54" style:family="paragraph" style:parent-style-name="Standard">
      <style:text-properties officeooo:rsid="0039c9fc" officeooo:paragraph-rsid="0039c9fc"/>
    </style:style>
    <style:style style:name="P55" style:family="paragraph" style:parent-style-name="Standard">
      <style:text-properties officeooo:rsid="0039c9fc" officeooo:paragraph-rsid="003c58b8"/>
    </style:style>
    <style:style style:name="P56" style:family="paragraph" style:parent-style-name="Standard">
      <style:text-properties officeooo:rsid="003a5f8c" officeooo:paragraph-rsid="003a5f8c"/>
    </style:style>
    <style:style style:name="P57" style:family="paragraph" style:parent-style-name="Text_20_body">
      <style:text-properties officeooo:rsid="00128c73" officeooo:paragraph-rsid="00128c7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abama</text:p>
      <text:p text:style-name="P1"/>
      <text:p text:style-name="P57">Chicken and White Sauce – A dish that consist of chicken that is cooked in a creamy, tangy sauce made of mayonnaise, vinegar, and spices.</text:p>
      <text:p text:style-name="P57">Catfish – Alabama is home to several catfish farms, and the fish is a staple in the state's cuisine. It is often fried or grilled and served as a whole fish or filleted.</text:p>
      <text:p text:style-name="P1">Grits – A dish made from ground corn that is boiled and served as a side dish, often with butter and cheese.</text:p>
      <text:p text:style-name="P1"/>
      <text:p text:style-name="P1">Pork and Greens – A dish made from slow-cooked pork, typically pork shoulder or pork belly, that is served with collard greens or other greens.</text:p>
      <text:p text:style-name="P1"/>
      <text:p text:style-name="P1">Peanuts – Alabama is one of the top peanut-producing states in the US, and peanuts are a popular ingredient in many Alabama dishes, including boiled peanuts, peanut butter, and peanut brittle.</text:p>
      <text:p text:style-name="P1"/>
      <text:p text:style-name="P1"/>
      <text:p text:style-name="P1">Alaska</text:p>
      <text:p text:style-name="P1"/>
      <text:p text:style-name="P1">Salmon – Alaska is known for its abundant wild salmon, which is caught in both freshwater and saltwater. It is often grilled, smoked, or canned and is a staple in the Alaskan diet.</text:p>
      <text:p text:style-name="P1"/>
      <text:p text:style-name="P1">King Crab – Alaska is home to some of the largest king crab fisheries in the world, which are caught in the Bering Sea and the Gulf of Alaska. It is often steamed or grilled and served as legs or claws.</text:p>
      <text:p text:style-name="P1"/>
      <text:p text:style-name="P1">Reindeer Sausage – Reindeer meat is a traditional food of the indigenous people of Alaska and is also popular among non-indigenous Alaskans. It is often made into sausages and used in dishes like chili or spaghetti sauce.</text:p>
      <text:p text:style-name="P1"/>
      <text:p text:style-name="P1">Moose burgers – Moose meat is a lean and healthy meat that is also a staple in Alaskan cuisine. It is often ground and used for burgers, meatloaf, or meatballs.</text:p>
      <text:p text:style-name="P1"/>
      <text:p text:style-name="P1">Akutaq – Also known as Eskimo ice cream, Akutaq is a traditional Alaskan dish made from whipped fat, such as seal or caribou, mixed with berries and sometimes sugar or syrup.</text:p>
      <text:p text:style-name="P1"/>
      <text:p text:style-name="P1"/>
      <text:p text:style-name="P2">Arizona</text:p>
      <text:p text:style-name="P2"/>
      <text:p text:style-name="P2">Sonoran Hot Dog – a type of hot dog that originated in the Sonoran Desert region of Arizona, typically wrapped in bacon and served on a bolillo roll, with toppings such as beans, onions, and jalapenos.</text:p>
      <text:p text:style-name="P2"/>
      <text:p text:style-name="P2">Fry Bread – a type of deep-fried bread that is a staple of Native American cuisine, often served as a side dish or topped with honey, jam, or powdered sugar.</text:p>
      <text:p text:style-name="P2"/>
      <text:p text:style-name="P2">Southwest Salad – a salad made with ingredients such as black beans, corn, avocado, tomatoes, cilantro, and lime juice, commonly found in Arizona restaurants.</text:p>
      <text:p text:style-name="P2"/>
      <text:p text:style-name="P2"><text:soft-page-break/>Green Chile Stew – a type of stew made with green chilies, pork, and potatoes, often a staple in Arizona's southwestern cuisine.</text:p>
      <text:p text:style-name="P2"/>
      <text:p text:style-name="P2">Prickly Pear Margarita – Margarita made with the juice from the Prickly Pear cactus, found throughout Arizona, it's a popular drink in Arizona, particularly during summer.</text:p>
      <text:p text:style-name="P2"/>
      <text:p text:style-name="P2"/>
      <text:p text:style-name="P3">Arkansas</text:p>
      <text:p text:style-name="P3"/>
      <text:p text:style-name="P3">Fried Catfish – catfish that is caught in the rivers and bayous of Arkansas and is often served with hushpuppies, coleslaw, and french fries.</text:p>
      <text:p text:style-name="P3"/>
      <text:p text:style-name="P3">Rice and Gravy – a dish made from cooked rice, typically served with gravy, often made from pork or chicken and served as a side dish.</text:p>
      <text:p text:style-name="P3"/>
      <text:p text:style-name="P3">BBQ Pork – Pork shoulder or pork ribs that are slow-cooked over wood smoke and served with a tomato-based barbecue sauce, a staple in Arkansas's barbecue cuisine.</text:p>
      <text:p text:style-name="P3"/>
      <text:p text:style-name="P3">Fried Green Tomatoes – a dish made from green tomatoes that are sliced, coated in cornmeal and flour, and then fried, often served as a side dish or as an appetizer.</text:p>
      <text:p text:style-name="P3"/>
      <text:p text:style-name="P3">Pecan Pie – Pecans are an important crop in Arkansas, and the state is known for its delicious pecan pies, which are often made with a flaky pastry crust and a filling made from pecans, butter, sugar, and eggs.</text:p>
      <text:p text:style-name="P1"/>
      <text:p text:style-name="P1"/>
      <text:p text:style-name="P1">California</text:p>
      <text:p text:style-name="P1"/>
      <text:p text:style-name="P57">Avocado Toast – A dish made from mashed avocado on top of toasted bread, usually served with a sprinkle of salt and pepper, and sometimes with additional ingredients like tomatoes, feta, or a fried egg.</text:p>
      <text:p text:style-name="P1">In-N-Out Burger – A popular fast-food chain that originated in California, known for its simple menu of burgers, fries, and milkshakes.</text:p>
      <text:p text:style-name="P1"/>
      <text:p text:style-name="P1">California Roll – A type of sushi roll that typically contains avocado, crab meat (often imitation), and cucumber, rolled in sushi rice and seaweed.</text:p>
      <text:p text:style-name="P1"/>
      <text:p text:style-name="P1">Fish Tacos – A dish consisting of grilled or fried fish, served in a corn tortilla, with toppings such as salsa, cilantro, and lime juice.</text:p>
      <text:p text:style-name="P1"/>
      <text:p text:style-name="P1">Artichokes – California is one of the largest producers of artichokes in the United States. They are typically steamed or grilled and served with butter, mayo or vinaigrette for dipping.</text:p>
      <text:p text:style-name="P1"/>
      <text:p text:style-name="P1"/>
      <text:p text:style-name="P4">Colorado</text:p>
      <text:p text:style-name="P4"/>
      <text:p text:style-name="P5">Rocky Mountain Oysters – a dish made from bull testicles, which are peeled, breaded, and deep-fried, it's also known as prairie oysters, cowboy caviar, or Montana tendergroins.</text:p>
      <text:p text:style-name="P5"><text:soft-page-break/></text:p>
      <text:p text:style-name="P5">Green Chile – a spicy sauce made from roasted green chilies, it is a popular condiment in Colorado and is often used to top burritos, enchiladas, and other dishes.</text:p>
      <text:p text:style-name="P5"/>
      <text:p text:style-name="P5">Palisade Peaches – a variety of peaches that are grown in the Palisade region of Colorado, known for their sweet and juicy taste.</text:p>
      <text:p text:style-name="P5"/>
      <text:p text:style-name="P5">Bison burgers – Bison meat is a lean and healthy meat that is becoming more popular in Colorado, it's often ground and used for burgers, meatloaf, or meatballs.</text:p>
      <text:p text:style-name="P5"/>
      <text:p text:style-name="P5">Colorado Lamb – Colorado is home to many sheep ranches and the lamb meat is considered a delicacy, it is often grilled or roasted and served as a main course.</text:p>
      <text:p text:style-name="P5"/>
      <text:p text:style-name="P5"/>
      <text:p text:style-name="P6">Connecticut</text:p>
      <text:p text:style-name="P6"/>
      <text:p text:style-name="P6">Apizza – a thin-crust pizza that originated in New Haven, Connecticut, often characterized by its char-grilled or coal-fired crust, and simple tomato sauce, mozzarella and grated cheese toppings.</text:p>
      <text:p text:style-name="P6"/>
      <text:p text:style-name="P6">Clam Chowder – a creamy soup made from clams, potatoes, and onions, and is a staple of Connecticut's coastal cuisine.</text:p>
      <text:p text:style-name="P6"/>
      <text:p text:style-name="P6">White Clam Pizza – a pizza that originated in Connecticut, it is made with minced clams, garlic, olive oil, and grated cheese.</text:p>
      <text:p text:style-name="P6"/>
      <text:p text:style-name="P6">Lobster Roll – a sandwich made from lobster meat that is mixed with mayonnaise and served on a hot dog bun, it's a popular dish along Connecticut's coast.</text:p>
      <text:p text:style-name="P6"/>
      <text:p text:style-name="P6">Steamed Cheeseburgers – a type of cheeseburger that is steamed, rather than grilled, it is a specialty of the Connecticut River Valley and can be found in many diners and fast food restaurants in the state.</text:p>
      <text:p text:style-name="P6"/>
      <text:p text:style-name="P6"/>
      <text:p text:style-name="P7">Delaware</text:p>
      <text:p text:style-name="P7"/>
      <text:p text:style-name="P8">Scrapple – a traditional pork dish made from pork scraps and cornmeal, it's a breakfast staple in Delaware.</text:p>
      <text:p text:style-name="P8"/>
      <text:p text:style-name="P8">Soft Shell Crab – a type of crab that is caught in the Chesapeake Bay, which is known for its delicate and flavorful meat, often fried or sautéed and served in sandwiches or as an entrée.</text:p>
      <text:p text:style-name="P8"/>
      <text:p text:style-name="P8">Delaware Punch – a type of fruit punch that is made with a combination of fruit juices, such as orange and pineapple, and a sweetener, like sugar or honey.</text:p>
      <text:p text:style-name="P8"/>
      <text:p text:style-name="P8">Chicken Pot Pie – a savory dish made from chicken and vegetables, typically including carrots, peas, and onions, that is baked in a pastry crust.</text:p>
      <text:p text:style-name="P8"/>
      <text:p text:style-name="P8">Smith Island Cake – a type of layered chocolate cake that is a traditional dessert in Delaware, it is often topped with fudge or caramel icing.</text:p>
      <text:p text:style-name="P8"/>
      <text:p text:style-name="P8"><text:soft-page-break/></text:p>
      <text:p text:style-name="P9">Florida</text:p>
      <text:p text:style-name="P9"/>
      <text:p text:style-name="P10">Key Lime Pie – a dessert made from key lime juice, sweetened condensed milk, and egg yolks, typically served in a graham cracker crust, it's a traditional dish of the Florida Keys.</text:p>
      <text:p text:style-name="P10"/>
      <text:p text:style-name="P10">Cuban Sandwich – a sandwich made from ham, pork, Swiss cheese, pickles, and mustard, typically served on Cuban bread, it's a staple of Miami's Cuban-American community.</text:p>
      <text:p text:style-name="P10"/>
      <text:p text:style-name="P10">Stone Crab – a type of crab that is caught in the Gulf of Mexico, which is known for its sweet and succulent meat, often served with mustard sauce.</text:p>
      <text:p text:style-name="P10"/>
      <text:p text:style-name="P10">Conch Fritters – a dish made from ground conch meat that is mixed with flour, spices, and deep-fried, it's a popular appetizer in the Florida Keys.</text:p>
      <text:p text:style-name="P10"/>
      <text:p text:style-name="P10">Gator Tail – Alligator meat that is often breaded and deep-fried, it's a staple of Florida's Cajun cuisine.</text:p>
      <text:p text:style-name="P10"/>
      <text:p text:style-name="P10"/>
      <text:p text:style-name="P11">Georgia</text:p>
      <text:p text:style-name="P11"/>
      <text:p text:style-name="P12">Peach cobbler – a dessert made from fresh peaches, sugar, butter, and a biscuit-like dough, it's a staple of Georgia's peach-growing region.</text:p>
      <text:p text:style-name="P12"/>
      <text:p text:style-name="P12">Pecan Pie – Pecans are a major crop in Georgia and are used to make a variety of pecan-based dishes, including pies, pralines, and brittle.</text:p>
      <text:p text:style-name="P12"/>
      <text:p text:style-name="P12">Vidalia onion – A sweet onion that is grown in the Vidalia region of Georgia, it is often used in salads, sandwiches, and as a topping for burgers.</text:p>
      <text:p text:style-name="P12"/>
      <text:p text:style-name="P12">Fried green tomatoes – a dish made from green tomatoes that are sliced, coated in cornmeal and flour, and then fried, often served as a side dish or as an appetizer.</text:p>
      <text:p text:style-name="P12"/>
      <text:p text:style-name="P12">Boiled peanuts – a southern delicacy, often found in Georgia, it's made by boiling raw peanuts in salty water for several hours, until they become soft and tender.</text:p>
      <text:p text:style-name="P11"/>
      <text:p text:style-name="P11"/>
      <text:p text:style-name="P13">Hawaii</text:p>
      <text:p text:style-name="P13"/>
      <text:p text:style-name="P13">Poke – a raw fish salad that is often made with tuna or salmon, it's a traditional Hawaiian dish that is typically served as an appetizer or as a topping for rice bowls.</text:p>
      <text:p text:style-name="P13"/>
      <text:p text:style-name="P13">Plate lunch – a traditional Hawaiian meal that typically includes a main dish, such as Kalua pork, chicken katsu, or teriyaki beef, served with rice and macaroni salad.</text:p>
      <text:p text:style-name="P13"/>
      <text:p text:style-name="P13">Poke Bowl – a bowl of sushi rice topped with various ingredients such as raw fish, avocado, and seaweed, it's a popular dish in Hawaii.</text:p>
      <text:p text:style-name="P13"/>
      <text:p text:style-name="P13">Poke Nachos – Poke served on top of tortilla chips and often garnished with toppings like green onions, sesame seeds, and soy sauce.</text:p>
      <text:p text:style-name="P13"><text:soft-page-break/></text:p>
      <text:p text:style-name="P13">Spam Musubi – a popular snack in Hawaii, it's made from grilled Spam, sushi rice and wrapped with seaweed.</text:p>
      <text:p text:style-name="P13"/>
      <text:p text:style-name="P13"/>
      <text:p text:style-name="P14">Idaho</text:p>
      <text:p text:style-name="P14"/>
      <text:p text:style-name="P14">Finger Steaks – a dish made from beef tenderloin that is cut into thin strips, breaded, and deep-fried, it's a popular dish in Idaho, often served with dipping sauces.</text:p>
      <text:p text:style-name="P14"/>
      <text:p text:style-name="P14">Huckleberry jam – Huckleberries are a wild berry found in the mountains of Idaho, and often made into jams, syrups, and pies.</text:p>
      <text:p text:style-name="P14"/>
      <text:p text:style-name="P14">Potatoes – Idaho is famous for its potatoes, it's an important crop in the state and is used to make a variety of dishes, including mashed potatoes, French fries, and potato chips.</text:p>
      <text:p text:style-name="P14"/>
      <text:p text:style-name="P14">Trout – Trout is a popular fish in Idaho, caught from the state's many rivers, lakes, and streams, it can be prepared in different ways, such as grilled, smoked or fried.</text:p>
      <text:p text:style-name="P14"/>
      <text:p text:style-name="P14">Fry bread – a type of deep-fried bread that is a staple of Native American cuisine, often served as a side dish or topped with honey, jam, or powdered sugar.</text:p>
      <text:p text:style-name="P14"/>
      <text:p text:style-name="P14"/>
      <text:p text:style-name="P14">Illinois</text:p>
      <text:p text:style-name="P14"/>
      <text:p text:style-name="P15">Chicago-style Pizza – a type of deep-dish pizza that originated in Chicago, characterized by its deep crust filled with cheese, meat, and vegetables and then covered with a layer of tomato sauce on top.</text:p>
      <text:p text:style-name="P15"/>
      <text:p text:style-name="P15">Italian Beef Sandwich – a sandwich made from thinly sliced roast beef, simmered in a seasoned broth and served on a long roll, it's a staple of Chicago's Italian-American community.</text:p>
      <text:p text:style-name="P15"/>
      <text:p text:style-name="P15">Corn on the cob – Illinois is one of the leading producers of sweet corn in the United States and it's often served grilled or boiled, often as a side dish.</text:p>
      <text:p text:style-name="P15"/>
      <text:p text:style-name="P15">Horseshoe Sandwich – an open-faced sandwich originating in Illinois, it's made of toast, topped with a meat such as ham or hamburger, and a pile of fries, and covered with a cheese sauce.</text:p>
      <text:p text:style-name="P15"/>
      <text:p text:style-name="P15">Chicago-style hot dog – A hot dog that is traditionally made with an all-beef frankfurter on a poppy seed bun and topped with yellow mustard, chopped onions, sweet pickle relish, a dill pickle spear, tomato wedges, pickled sport peppers and a dash of celery salt.</text:p>
      <text:p text:style-name="P14"/>
      <text:p text:style-name="P14"/>
      <text:p text:style-name="P16">Indiana</text:p>
      <text:p text:style-name="P16"/>
      <text:p text:style-name="P17">Breaded Pork Tenderloin Sandwich – a sandwich made from a pounded and breaded pork cutlet that is deep-fried and served on a bun, it's a popular dish in Indiana.</text:p>
      <text:p text:style-name="P17"/>
      <text:p text:style-name="P17">Sugar Cream Pie – a traditional dessert in Indiana, it's made from a mixture of butter, cream, sugar, and vanilla and is often served with whipped cream on top.</text:p>
      <text:p text:style-name="P17"><text:soft-page-break/></text:p>
      <text:p text:style-name="P17">Popcorn – Indiana is known for its popcorn production and it's a popular snack in the state.</text:p>
      <text:p text:style-name="P17"/>
      <text:p text:style-name="P17">Cider doughnuts – doughnuts made with apple cider and often dusted with cinnamon sugar, it's a popular fall treat in Indiana.</text:p>
      <text:p text:style-name="P17"/>
      <text:p text:style-name="P17">Persimmon Pudding – a traditional dish in Indiana, it's made from the fruit of the persimmon tree, along with ingredients such as flour, sugar, and eggs, and it's often served as a dessert with whipped cream or ice cream.</text:p>
      <text:p text:style-name="P17"/>
      <text:p text:style-name="P17"/>
      <text:p text:style-name="P18">Iowa</text:p>
      <text:p text:style-name="P18"/>
      <text:p text:style-name="P18">Maid-Rites – A loose meat sandwich that originated in Iowa, it's made from ground beef, simmered in a seasoned broth and served on a bun with pickles, onions and mustard.</text:p>
      <text:p text:style-name="P18"/>
      <text:p text:style-name="P18">Sweet Corn – Iowa is a leading producer of sweet corn, it's often served grilled, boiled or used in various dishes such as corn chowder, creamed corn and corn on the cob.</text:p>
      <text:p text:style-name="P18"/>
      <text:p text:style-name="P18">Pork Tenderloin Sandwich – a sandwich made from pounded and breaded pork cutlet that is deep-fried and served on a bun, it's a popular dish in Iowa.</text:p>
      <text:p text:style-name="P18"/>
      <text:p text:style-name="P18">Maid-Rite Casserole – a casserole dish made with Maid-Rites, tater tots and cheese, it's a popular dish in Iowa.</text:p>
      <text:p text:style-name="P18"/>
      <text:p text:style-name="P18">Breaded Pork Tenderloin Sandwich – a sandwich made from a pounded and breaded pork cutlet that is deep-fried and served on a bun, it's a popular dish in Iowa.</text:p>
      <text:p text:style-name="P18"/>
      <text:p text:style-name="P18"/>
      <text:p text:style-name="P18">Kansas</text:p>
      <text:p text:style-name="P18"/>
      <text:p text:style-name="P19">BBQ Brisket – a type of barbecue made from beef brisket that is slow-cooked with a dry rub or marinade and served with a variety of sides, it's a popular dish in Kansas.</text:p>
      <text:p text:style-name="P19"/>
      <text:p text:style-name="P19">Bierocks – a type of stuffed bread that is made with ground beef, cabbage, and onions, it's a traditional German dish that is popular in Kansas.</text:p>
      <text:p text:style-name="P19"/>
      <text:p text:style-name="P19">Knoephla Soup – a traditional German-Russian soup made from dumplings, potatoes, and cream, it's a popular dish in Kansas.</text:p>
      <text:p text:style-name="P19"/>
      <text:p text:style-name="P19">Sunflower seeds – Kansas is one of the leading producers of sunflower seeds in the United States, and it's a popular snack in the state.</text:p>
      <text:p text:style-name="P19"/>
      <text:p text:style-name="P19">Bison Burgers – Bison meat is a lean and healthy meat that is becoming more popular in Kansas, it's often ground and used for burgers, meatloaf, or meatballs.</text:p>
      <text:p text:style-name="P18"/>
      <text:p text:style-name="P18"/>
      <text:p text:style-name="P18">Kentucky</text:p>
      <text:p text:style-name="P18"/>
      <text:p text:style-name="P20"><text:soft-page-break/>Hot Brown Sandwich – a hot sandwich that originated in Louisville, Kentucky, it's made of turkey, bacon, and Mornay sauce, and it's often served open-faced and broiled.</text:p>
      <text:p text:style-name="P20"/>
      <text:p text:style-name="P20">Burgoo – a traditional stew that is made with beef, pork, chicken, and vegetables, and a variety of spices, it's a popular dish in Kentucky.</text:p>
      <text:p text:style-name="P20"/>
      <text:p text:style-name="P20">Bourbon – a type of whiskey that is made from at least 51% corn and aged for at least two years in new charred oak barrels, it's a popular spirit in Kentucky.</text:p>
      <text:p text:style-name="P20"/>
      <text:p text:style-name="P20">Country Ham – a type of cured and smoked ham that is a staple of Kentucky cuisine, often served as a main dish or in sandwiches.</text:p>
      <text:p text:style-name="P20"/>
      <text:p text:style-name="P20">MoonPie – a marshmallow sandwich cookie with two round graham cracker cookies and coated in chocolate, it's a popular treat in Kentucky, particularly in the eastern part of the state.</text:p>
      <text:p text:style-name="P18"/>
      <text:p text:style-name="P18"/>
      <text:p text:style-name="P21">Louisiana</text:p>
      <text:p text:style-name="P21"/>
      <text:p text:style-name="P22">Gumbo – a traditional stew that is made with a roux-based broth, meat or seafood, and vegetables such as okra, bell peppers, and onions, it's a staple of Louisiana's Creole cuisine.</text:p>
      <text:p text:style-name="P22"/>
      <text:p text:style-name="P22">Jambalaya – a traditional dish that is made with rice, meat or seafood, and vegetables, it's similar to gumbo and it's a staple of Louisiana's Creole cuisine.</text:p>
      <text:p text:style-name="P22"/>
      <text:p text:style-name="P22">Po' Boy – a type of sandwich that originated in Louisiana, it's made with fried seafood or roast beef, lettuce, tomato and mayonnaise, and it's often served on a baguette-like roll.</text:p>
      <text:p text:style-name="P22"/>
      <text:p text:style-name="P22">Crawfish Boil – a traditional Louisiana dish where crawfish (small freshwater crustaceans) are boiled in a spicy broth along with vegetables such as corn and potatoes.</text:p>
      <text:p text:style-name="P22"/>
      <text:p text:style-name="P22">Beignets – a square-shaped fried dough pastry, often served with powdered sugar, it's a traditional French treat that is popular in Louisiana, particularly in New Orleans.</text:p>
      <text:p text:style-name="P22"/>
      <text:p text:style-name="P22"/>
      <text:p text:style-name="P23">Maine</text:p>
      <text:p text:style-name="P23"/>
      <text:p text:style-name="P24">Lobster Roll – a sandwich made from lobster meat that is mixed with mayonnaise and served on a hot dog bun, it's a popular dish along Maine's coast.</text:p>
      <text:p text:style-name="P24"/>
      <text:p text:style-name="P24">Clam Chowder – a creamy soup made from clams, potatoes, and onions, it's a staple of Maine's coastal cuisine.</text:p>
      <text:p text:style-name="P24"/>
      <text:p text:style-name="P24">Blueberries – Maine is one of the leading producers of wild blueberries in the United States, and it's often used in pies, muffins, and jams.</text:p>
      <text:p text:style-name="P24"/>
      <text:p text:style-name="P24">Whoopie Pies – a traditional New England treat, it's made of two round cake-like cookies with a sweet filling in the middle, often chocolate or vanilla.</text:p>
      <text:p text:style-name="P24"/>
      <text:p text:style-name="P24"><text:soft-page-break/>Maple Syrup – Maine is known for its maple syrup production, it's made by tapping the sap of maple trees, and it's often used as a sweetener or a topping for pancakes and waffles.</text:p>
      <text:p text:style-name="P24"/>
      <text:p text:style-name="P24"/>
      <text:p text:style-name="P25">Maryland</text:p>
      <text:p text:style-name="P25"/>
      <text:p text:style-name="P26">Old Bay Seasoning – a blend of herbs and spices that is used to flavor seafood, it's particularly associated with crab dishes, it's a staple seasoning in Maryland.</text:p>
      <text:p text:style-name="P26"/>
      <text:p text:style-name="P26">Crab Cakes – a type of seafood cake made from crab meat and breadcrumbs, often served as an appetizer or main dish, it's a popular dish in Maryland.</text:p>
      <text:p text:style-name="P26"/>
      <text:p text:style-name="P26">Smith Island Cake – a type of layered chocolate cake that is a traditional dessert in Maryland, it is often topped with fudge or caramel icing.</text:p>
      <text:p text:style-name="P26"/>
      <text:p text:style-name="P26">Steamed Crabs – a dish made from live blue crabs that are steamed with Old Bay seasoning, it's a popular dish in Maryland, particularly during the summer months.</text:p>
      <text:p text:style-name="P26"/>
      <text:p text:style-name="P26">Soft-shell crabs – a type of crab that is caught in the Chesapeake Bay, which is known for its delicate and flavorful meat, often fried or sautéed and served in sandwiches or as an entrée.</text:p>
      <text:p text:style-name="P25"/>
      <text:p text:style-name="P25"/>
      <text:p text:style-name="P25">Massachusetts</text:p>
      <text:p text:style-name="P25"/>
      <text:p text:style-name="P27">Boston Cream Pie – a dessert that is made from two layers of sponge cake filled with a custard or cream filling and topped with chocolate ganache, it's the official state dessert of Massachusetts.</text:p>
      <text:p text:style-name="P27"/>
      <text:p text:style-name="P27">Clam Chowder – a creamy soup made from clams, potatoes, and onions, it's a staple of Massachusetts's coastal cuisine.</text:p>
      <text:p text:style-name="P27"/>
      <text:p text:style-name="P27">Boston Baked Beans – a dish made from navy beans that are slow-cooked with molasses, brown sugar, and bacon, it's a traditional New England dish.</text:p>
      <text:p text:style-name="P27"/>
      <text:p text:style-name="P27">Boston Brown Bread – a traditional New England bread that is made with a combination of flour, cornmeal, and molasses, often steamed in a can.</text:p>
      <text:p text:style-name="P27"/>
      <text:p text:style-name="P27">Patriot Pies – a dessert that is a cross between a traditional American apple pie and a British mince pie, it's made of apples and raisins, and it's often served on patriotic holidays.</text:p>
      <text:p text:style-name="P25"/>
      <text:p text:style-name="P25"/>
      <text:p text:style-name="P28">Michigan</text:p>
      <text:p text:style-name="P28"/>
      <text:p text:style-name="P28">Coney Island Hot Dog – a type of hot dog that is topped with chili, onions, and mustard, it's a popular dish in Detroit and other parts of Michigan.</text:p>
      <text:p text:style-name="P28"/>
      <text:p text:style-name="P28">Pasties – a type of meat-and-vegetable filled pastry that is a traditional dish in the Upper Peninsula of Michigan, it's often filled with beef, potatoes, onions, and rutabaga.</text:p>
      <text:p text:style-name="P28"/>
      <text:p text:style-name="P28"><text:soft-page-break/>Cherry Pie – Michigan is one of the leading producers of cherries in the United States, and it's often used in pies, jams, and other desserts.</text:p>
      <text:p text:style-name="P28"/>
      <text:p text:style-name="P28">Michigan Salad – a salad that is made with various ingredients such as lettuce, beets, hard-boiled eggs, and cottage cheese, it's a popular dish in Michigan.</text:p>
      <text:p text:style-name="P28"/>
      <text:p text:style-name="P28">Morel mushrooms – Morel mushrooms are a type of wild mushrooms that grow in Michigan, they're prized for their nutty and earthy flavor, and they're often used in soups, sauces, and side dishes.</text:p>
      <text:p text:style-name="P28"/>
      <text:p text:style-name="P28"/>
      <text:p text:style-name="P28">Minnesota</text:p>
      <text:p text:style-name="P28"/>
      <text:p text:style-name="P29">Juicy Lucy – a type of burger that is made with cheese that is stuffed inside the meat patty, it's a popular dish in Minneapolis.</text:p>
      <text:p text:style-name="P29"/>
      <text:p text:style-name="P29">Wild Rice Soup – a traditional dish made from wild rice, which is native to Minnesota, and it's often combined with other ingredients such as mushrooms, onions, and cream.</text:p>
      <text:p text:style-name="P29"/>
      <text:p text:style-name="P29">Lefse – a traditional Scandinavian flatbread that is made from potatoes, flour, and butter, it's often served with butter and sugar or as a wrap for savory fillings.</text:p>
      <text:p text:style-name="P29"/>
      <text:p text:style-name="P29">Blueberry Muffins – Minnesota is known for its wild blueberries, they're often used in pies, muffins, and jams, it's a popular treat in the state.</text:p>
      <text:p text:style-name="P29"/>
      <text:p text:style-name="P29">Tater Tot Hotdish – a casserole dish made with tater tots, ground beef, and cream of mushroom soup, it's a popular dish in Minnesota.</text:p>
      <text:p text:style-name="P28"/>
      <text:p text:style-name="P28"/>
      <text:p text:style-name="P28">Mississippi</text:p>
      <text:p text:style-name="P28"/>
      <text:p text:style-name="P30">Catfish – Mississippi is known for its catfish farms and it's a popular fish in the state, often served fried or grilled.</text:p>
      <text:p text:style-name="P30"/>
      <text:p text:style-name="P30">Biscuits and Gravy – a traditional southern dish that's made with homemade biscuits and a sausage-based gravy, it's a popular breakfast dish in Mississippi.</text:p>
      <text:p text:style-name="P30"/>
      <text:p text:style-name="P30">Fried Green Tomatoes – a dish made from green tomatoes that are sliced, coated in cornmeal and flour, and then fried, often served as a side dish or as an appetizer, it's a popular dish in Mississippi.</text:p>
      <text:p text:style-name="P30"/>
      <text:p text:style-name="P30">Pecan Pie – Pecans are a major crop in Mississippi and they're used to make a variety of pecan-based dishes, including pies, pralines, and brittle.</text:p>
      <text:p text:style-name="P30"/>
      <text:p text:style-name="P30">Sweet Potato Pie – Mississippi is known for its sweet potatoes, which are often used in pies, casseroles, and other dishes.</text:p>
      <text:p text:style-name="P30"/>
      <text:p text:style-name="P30"/>
      <text:p text:style-name="P31">Missouri</text:p>
      <text:p text:style-name="P31"/>
      <text:p text:style-name="P31"><text:soft-page-break/>BBQ Ribs – Missouri is known for its BBQ ribs, often slow-cooked with a dry rub or a sauce made from tomatoes, vinegar, and spices, it's a popular dish in the state.</text:p>
      <text:p text:style-name="P31"/>
      <text:p text:style-name="P31">Toasted Ravioli – a dish where the ravioli is breaded and deep-fried and then served with marinara sauce, it's a popular dish in Missouri, particularly in St. Louis.</text:p>
      <text:p text:style-name="P31"/>
      <text:p text:style-name="P31">Gooey Butter Cake – a type of cake that is made with a yellow cake mix, cream cheese, and butter, it's a popular dessert in Missouri.</text:p>
      <text:p text:style-name="P31"/>
      <text:p text:style-name="P31">Burnt Ends – a dish made from the point end of a beef brisket, which is cut into small pieces, seasoned, and then slow-cooked, it's a popular dish in Missouri.</text:p>
      <text:p text:style-name="P31"/>
      <text:p text:style-name="P31">Schnitzel – a traditional German dish where meat (usually pork) is pounded thin, breaded, and then fried, it's a popular dish in Missouri, particularly in the cities with a large German-American population.</text:p>
      <text:p text:style-name="P31"/>
      <text:p text:style-name="P31"/>
      <text:p text:style-name="P31">Montana</text:p>
      <text:p text:style-name="P31"/>
      <text:p text:style-name="P31">Huckleberry jam – Huckleberries are a wild berry found in the mountains of Montana, and often made into jams, syrups, and pies.</text:p>
      <text:p text:style-name="P31"/>
      <text:p text:style-name="P31">Bison Burgers – Bison meat is a lean and healthy meat that is becoming more popular in Montana, it's often ground and used for burgers, meatloaf, or meatballs.</text:p>
      <text:p text:style-name="P31"/>
      <text:p text:style-name="P31">Huckleberry milkshake – a milkshake made with huckleberries, it's a popular dessert in Montana.</text:p>
      <text:p text:style-name="P31"/>
      <text:p text:style-name="P31">Wild game – Montana is known for its hunting and fishing opportunities, which provide a variety of game meats such as elk, deer, bison, and trout.</text:p>
      <text:p text:style-name="P31"/>
      <text:p text:style-name="P31">Fry bread – a type of deep-fried bread that is a staple of Native American cuisine, often served as a side dish or topped with honey, jam, or powdered sugar.</text:p>
      <text:p text:style-name="P31"/>
      <text:p text:style-name="P31"/>
      <text:p text:style-name="P31">Nebraska</text:p>
      <text:p text:style-name="P31"/>
      <text:p text:style-name="P31">Kolaches – a traditional Czech pastry that is made from a sweet dough and filled with a variety of fillings such as fruit, cheese or meat, it's a popular dish in Nebraska, particularly in the cities with a large Czech-American population.</text:p>
      <text:p text:style-name="P31"/>
      <text:p text:style-name="P31">Runza Sandwich – a sandwich that is made from bread that is filled with beef, cabbage, and onion, it's a popular dish in Nebraska.</text:p>
      <text:p text:style-name="P31"/>
      <text:p text:style-name="P31">Knoephla Soup – a traditional German-Russian soup made from dumplings, potatoes, and cream, it's a popular dish in Nebraska.</text:p>
      <text:p text:style-name="P31"/>
      <text:p text:style-name="P31">Corn – Nebraska is known for its corn production and it's often used in a variety of dishes such as corn chowder, creamed corn, and corn on the cob.</text:p>
      <text:p text:style-name="P31"/>
      <text:p text:style-name="P31"><text:soft-page-break/>Bierocks – a type of stuffed bread that is made with ground beef, cabbage, and onions, it's a traditional German dish that is popular in Nebraska.</text:p>
      <text:p text:style-name="P31"/>
      <text:p text:style-name="P31"/>
      <text:p text:style-name="P31">Nevada</text:p>
      <text:p text:style-name="P31"/>
      <text:p text:style-name="P32">Basque cuisine – Nevada has a significant Basque community, and Basque cuisine is a staple of Nevada's culinary scene. Basque cuisine is known for its hearty stews, such as lamb, pork and beef, and dishes like "chorizo" and "bacalao", which is salted cod.</text:p>
      <text:p text:style-name="P32"/>
      <text:p text:style-name="P32">Shrimp cocktail – Nevada is known for its shrimp cocktail, it's a dish of chilled shrimp served with a spicy cocktail sauce, it's a popular dish in Nevada.</text:p>
      <text:p text:style-name="P32"/>
      <text:p text:style-name="P32">All-you-can-eat buffets – Nevada is known for its all-you-can-eat buffets, which are offered at many of the state's casinos and resorts.</text:p>
      <text:p text:style-name="P32"/>
      <text:p text:style-name="P32">Craft Beer – Nevada has a growing craft beer scene, with breweries popping up all over the state, it's a popular drink in Nevada.</text:p>
      <text:p text:style-name="P32"/>
      <text:p text:style-name="P32">Chukar Cherries – Chukar Cherries is a company based in Nevada, it's known for its dried cherries, cherry preserves, and cherry chocolates, it's a popular treat in Nevada.</text:p>
      <text:p text:style-name="P32"/>
      <text:p text:style-name="P32"/>
      <text:p text:style-name="P33">New Hampshire</text:p>
      <text:p text:style-name="P33"/>
      <text:p text:style-name="P34">Maple Syrup – New Hampshire is known for its maple syrup production, it's made by tapping the sap of maple trees, and it's often used as a sweetener or a topping for pancakes, waffles, and other dishes.</text:p>
      <text:p text:style-name="P34"/>
      <text:p text:style-name="P34">Apple Cider – New Hampshire is known for its apple orchards, and apple cider is a popular drink in the state, it's often served cold, warm or even hard-cider.</text:p>
      <text:p text:style-name="P34"/>
      <text:p text:style-name="P34">White Mountain Creamery Ice Cream – an ice cream company based in New Hampshire, it's known for its high-quality, locally-sourced ingredients, and unique flavors.</text:p>
      <text:p text:style-name="P34"/>
      <text:p text:style-name="P34">Pumpkin Pie – New Hampshire is known for its pumpkin production, which is often used in pies, bread, and other desserts.</text:p>
      <text:p text:style-name="P34"/>
      <text:p text:style-name="P34">New England Clam Chowder – a creamy soup made from clams, potatoes, and onions, it's a staple of New Hampshire's coastal cuisine.</text:p>
      <text:p text:style-name="P33"/>
      <text:p text:style-name="P33"/>
      <text:p text:style-name="P35">New Jersey</text:p>
      <text:p text:style-name="P35"/>
      <text:p text:style-name="P36">Pork Roll – a type of processed pork product that is sliced and cooked, it's often served on a roll with cheese and eggs, it's a popular breakfast food in New Jersey.</text:p>
      <text:p text:style-name="P36"/>
      <text:p text:style-name="P36">Tomato Pie – a type of pizza that is made with a thicker crust and less tomato sauce than a traditional pizza, it's a popular dish in New Jersey.</text:p>
      <text:p text:style-name="P36"/>
      <text:p text:style-name="P36"><text:soft-page-break/>Salt Water Taffy – a type of taffy that is made with saltwater, it's a popular treat in New Jersey, particularly at the Jersey Shore.</text:p>
      <text:p text:style-name="P36"/>
      <text:p text:style-name="P36">Boardwalk fries – a popular dish of french fries, it's often served in a cone, and it's a staple of the Jersey Shore Boardwalks.</text:p>
      <text:p text:style-name="P36"/>
      <text:p text:style-name="P36">Pork Roll, Egg, and Cheese Sandwich – a sandwich made with pork roll, fried egg, and American cheese, it's a popular breakfast sandwich in New Jersey.</text:p>
      <text:p text:style-name="P36"/>
      <text:p text:style-name="P36"/>
      <text:p text:style-name="P37">New Mexico</text:p>
      <text:p text:style-name="P37"/>
      <text:p text:style-name="P38">Green Chile – a type of chili pepper that is grown in New Mexico, it's often used in a variety of dishes such as enchiladas, burritos, and tamales.</text:p>
      <text:p text:style-name="P38"/>
      <text:p text:style-name="P38">Frito Pie – a casserole dish made with Fritos corn chips, chili, and cheese, it's a popular dish in New Mexico.</text:p>
      <text:p text:style-name="P38"/>
      <text:p text:style-name="P38">Biscochitos – a type of shortbread cookie that is made with lard, sugar, and cinnamon, it's a traditional New Mexican treat.</text:p>
      <text:p text:style-name="P38"/>
      <text:p text:style-name="P38">Posole – a traditional New Mexican stew made from hominy, pork, and red or green chile, it's a staple of New Mexico's cuisine.</text:p>
      <text:p text:style-name="P38"/>
      <text:p text:style-name="P38">Sopapillas – a type of fried dough that is often served as a dessert, and it's often topped with honey or cinnamon sugar, it's a popular dish in New Mexico.</text:p>
      <text:p text:style-name="P37"/>
      <text:p text:style-name="P37"/>
      <text:p text:style-name="P39">New York</text:p>
      <text:p text:style-name="P39"/>
      <text:p text:style-name="P40">Pizza – New York-style pizza is known for its large, thin, and foldable slices, often with a crispy crust and a characteristic "snap" when eaten.</text:p>
      <text:p text:style-name="P40"/>
      <text:p text:style-name="P40">Bagels – New York-style bagels are characterized by their dense and chewy texture, they are often boiled in a mixture of water and malt before being baked.</text:p>
      <text:p text:style-name="P40"/>
      <text:p text:style-name="P40">Buffalo Wings – a dish of chicken wings that are deep-fried and then coated in a spicy sauce, it's a popular dish that originated in Buffalo, New York.</text:p>
      <text:p text:style-name="P40"/>
      <text:p text:style-name="P40">Cheesecake – New York-style cheesecake is known for its dense and creamy texture, often with a graham cracker crust, it's a popular dessert in New York City.</text:p>
      <text:p text:style-name="P40"/>
      <text:p text:style-name="P40">Pastrami Sandwich – a sandwich made with pastrami, a type of meat that is seasoned and then smoked, it's often served on rye bread with mustard, it's a popular deli sandwich in New York City.</text:p>
      <text:p text:style-name="P39"/>
      <text:p text:style-name="P39"/>
      <text:p text:style-name="P41">North Carolina</text:p>
      <text:p text:style-name="P41"/>
      <text:p text:style-name="P42"><text:soft-page-break/>BBQ – North Carolina is known for its BBQ, particularly its "whole hog" BBQ, it's characterized by a vinegar-based sauce, and it's a popular dish in the state.</text:p>
      <text:p text:style-name="P42"/>
      <text:p text:style-name="P42">Cheerwine – a type of cherry-flavored soda that is made in North Carolina, it's a popular drink in the state.</text:p>
      <text:p text:style-name="P42"/>
      <text:p text:style-name="P42">Sweet Potato Pie – North Carolina is known for its sweet potato production, which is often used in pies, casseroles, and other dishes.</text:p>
      <text:p text:style-name="P42"/>
      <text:p text:style-name="P42">Boiled Peanuts – a type of snack made by boiling raw peanuts in saltwater, it's a popular southern treat, particularly in North Carolina.</text:p>
      <text:p text:style-name="P42"/>
      <text:p text:style-name="P42">Grits – a type of ground corn that is often served as a side dish, it's a staple of southern cuisine, particularly in North Carolina.</text:p>
      <text:p text:style-name="P41"/>
      <text:p text:style-name="P41"/>
      <text:p text:style-name="P43">North Dakota</text:p>
      <text:p text:style-name="P43"/>
      <text:p text:style-name="P44">Knoephla Soup – a traditional German-Russian soup made from dumplings, potatoes, and cream, it's a popular dish in North Dakota.</text:p>
      <text:p text:style-name="P44"/>
      <text:p text:style-name="P44">Chokecherry jelly – Chokecherries are a wild berry that grow in North Dakota, they're often made into jelly, syrup, and wine.</text:p>
      <text:p text:style-name="P44"/>
      <text:p text:style-name="P44">Bison – North Dakota is home to many bison ranches and bison meat is becoming increasingly popular in the state, as it's a lean and healthy alternative to beef.</text:p>
      <text:p text:style-name="P44"/>
      <text:p text:style-name="P44">Lefse – a traditional Scandinavian flatbread that is made from potatoes, flour, and butter, it's often served with butter and sugar or as a wrap for savory fillings, it's a popular dish in North Dakota.</text:p>
      <text:p text:style-name="P44"/>
      <text:p text:style-name="P44">Knoephla – a dumpling made from potatoes, flour and eggs, it's a traditional German-Russian dish, it's often found in soups and stews in North Dakota.</text:p>
      <text:p text:style-name="P43"/>
      <text:p text:style-name="P43"/>
      <text:p text:style-name="P45">Ohio</text:p>
      <text:p text:style-name="P45"/>
      <text:p text:style-name="P45">Buckeyes – a type of candy that is made from peanut butter and chocolate, it's shaped like the nut of the Ohio buckeye tree, it's a popular treat in Ohio.</text:p>
      <text:p text:style-name="P45"/>
      <text:p text:style-name="P45"/>
      <text:p text:style-name="P46">Oklahoma</text:p>
      <text:p text:style-name="P46"/>
      <text:p text:style-name="P47">Chicken Fried Steak – a dish where a cut of beef is tenderized, breaded, and fried, it's often served with gravy and is a popular dish in Oklahoma.</text:p>
      <text:p text:style-name="P47"/>
      <text:p text:style-name="P47">Pecan Pie – Pecans are a major crop in Oklahoma and they're used to make a variety of pecan-based dishes, including pies, pralines, and brittle.</text:p>
      <text:p text:style-name="P47"/>
      <text:p text:style-name="P47"><text:soft-page-break/>Fry Bread – a type of deep-fried bread that is a staple of Native American cuisine, often served as a side dish or topped with honey, jam, or powdered sugar, it's a popular dish in Oklahoma.</text:p>
      <text:p text:style-name="P47"/>
      <text:p text:style-name="P47">Biscuits and Gravy – a traditional southern dish that's made with homemade biscuits and a sausage-based gravy, it's a popular breakfast dish in Oklahoma.</text:p>
      <text:p text:style-name="P47"/>
      <text:p text:style-name="P47">BBQ Ribs – Oklahoma is known for its BBQ ribs, often slow-cooked with a dry rub or a sauce made from tomatoes, vinegar, and spices, it's a popular dish in the state.</text:p>
      <text:p text:style-name="P47"/>
      <text:p text:style-name="P47"/>
      <text:p text:style-name="P48">Oregon</text:p>
      <text:p text:style-name="P48"/>
      <text:p text:style-name="P49">Marionberry pie – a type of blackberry that is grown in Oregon, it's often used to make a variety of jams, jellies, and pies.</text:p>
      <text:p text:style-name="P49"/>
      <text:p text:style-name="P49">Dungeness Crab – a type of crab that is caught off the coast of Oregon, it's often served steamed or in crab cakes, it's a popular dish in the state.</text:p>
      <text:p text:style-name="P49"/>
      <text:p text:style-name="P49">Hazelnuts – also known as filberts, they are a major crop in Oregon and are used to make a variety of products such as hazelnut butter, chocolate-covered hazelnuts, and hazelnut oil.</text:p>
      <text:p text:style-name="P49"/>
      <text:p text:style-name="P49">Salmon – a type of fish that is caught in the Pacific Ocean, and it's a popular dish in Oregon, often served grilled or smoked.</text:p>
      <text:p text:style-name="P49"/>
      <text:p text:style-name="P49">Rainier Cherry – a type of cherry that is grown in Oregon, it's known for its sweet flavor and firm texture, it's often used to make a variety of cherry-based products such as jams, jellies, and syrups.</text:p>
      <text:p text:style-name="P49"/>
      <text:p text:style-name="P49"/>
      <text:p text:style-name="P50">Pennsylvania</text:p>
      <text:p text:style-name="P50"/>
      <text:p text:style-name="P51">Philly Cheesesteak – a sandwich that is made with thinly sliced beef, grilled onions, and melted cheese, it's a popular dish that originated in Philadelphia, Pennsylvania.</text:p>
      <text:p text:style-name="P51"/>
      <text:p text:style-name="P51">Soft Pretzels – a type of pretzel that is made with a soft dough and then dipped in a baking soda solution before being baked, it's a popular snack in Pennsylvania, particularly in the cities with a large German-American population.</text:p>
      <text:p text:style-name="P51"/>
      <text:p text:style-name="P51">Shoo-Fly Pie – a type of molasses pie that is made with a crumbly top and a molasses filling, it's a popular dessert in Pennsylvania, particularly in the Amish community.</text:p>
      <text:p text:style-name="P51"/>
      <text:p text:style-name="P51">Pennsylvania Dutch Pot Pie – a type of pot pie that is made with a variety of meats, vegetables, and a flaky crust, it's a popular dish in Pennsylvania.</text:p>
      <text:p text:style-name="P51"/>
      <text:p text:style-name="P51">Scrapple – a type of sausage that is made from pork scraps and cornmeal, it's a popular breakfast food in Pennsylvania, particularly in the cities with a large German-American population.</text:p>
      <text:p text:style-name="P50"/>
      <text:p text:style-name="P50"/>
      <text:p text:style-name="P52">Rhode Island</text:p>
      <text:p text:style-name="P52"/>
      <text:p text:style-name="P53"><text:soft-page-break/>Clam cakes – a type of fritter made from chopped clams and a batter, it's a popular dish in Rhode Island, often served as an appetizer or side dish.</text:p>
      <text:p text:style-name="P53"/>
      <text:p text:style-name="P53">Clam chowder – a creamy soup made with clams, potatoes, and onions, it's a staple of Rhode Island's coastal cuisine.</text:p>
      <text:p text:style-name="P53"/>
      <text:p text:style-name="P53">Stuffies – a type of stuffed clam, it's made by removing the clam from the shell and then stuffing it with a mixture of breadcrumbs, herbs, and spices, it's a popular dish in Rhode Island.</text:p>
      <text:p text:style-name="P53"/>
      <text:p text:style-name="P53">Johnnycakes – a type of cornmeal pancake that is a staple of Rhode Island's traditional cuisine, it's often served with butter and maple syrup.</text:p>
      <text:p text:style-name="P53"/>
      <text:p text:style-name="P53">Coffee milk – a popular drink in Rhode Island, it's made by mixing sweetened coffee syrup with milk, similar to chocolate milk.</text:p>
      <text:p text:style-name="P53"/>
      <text:p text:style-name="P53"/>
      <text:p text:style-name="P54">South Carolina</text:p>
      <text:p text:style-name="P54"/>
      <text:p text:style-name="P55">Lowcountry boil – a type of seafood boil that typically includes shrimp, crab, sausage, and corn, it's a popular dish in South Carolina, particularly in the Lowcountry region.</text:p>
      <text:p text:style-name="P55"/>
      <text:p text:style-name="P55">Shrimp and grits – a traditional southern dish that's made with shrimp, grits, and a variety of seasonings, it's a popular dish in South Carolina.</text:p>
      <text:p text:style-name="P55"/>
      <text:p text:style-name="P55">Pimento cheese – a type of cheese spread made from cheddar cheese, pimentos, mayo, and spices, it's a popular snack in South Carolina.</text:p>
      <text:p text:style-name="P55"/>
      <text:p text:style-name="P55">Sweet Tea – a traditional southern drink that is made by brewing tea with sugar and serving it over ice, it's a popular drink in South Carolina.</text:p>
      <text:p text:style-name="P55"/>
      <text:p text:style-name="P55">Boiled peanuts – a type of snack made by boiling raw peanuts in saltwater, it's a popular southern treat, particularly in South Carolina.</text:p>
      <text:p text:style-name="P54"/>
      <text:p text:style-name="P54"/>
      <text:p text:style-name="P56">South Dakota</text:p>
      <text:p text:style-name="P56"/>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2T14:53:42.995000000</meta:creation-date>
    <dc:date>2023-01-12T16:25:44.084000000</dc:date>
    <meta:editing-duration>PT1H31M40S</meta:editing-duration>
    <meta:editing-cycles>42</meta:editing-cycles>
    <meta:generator>LibreOffice/7.3.3.2$Windows_X86_64 LibreOffice_project/d1d0ea68f081ee2800a922cac8f79445e4603348</meta:generator>
    <meta:document-statistic meta:table-count="0" meta:image-count="0" meta:object-count="0" meta:page-count="15" meta:paragraph-count="237" meta:word-count="5263" meta:character-count="30944" meta:non-whitespace-character-count="25722"/>
  </office:meta>
</office:document-meta>
</file>